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paragraph-rsid="00164ac4"/>
    </style:style>
    <style:style style:name="P6" style:family="paragraph" style:parent-style-name="Standard">
      <style:text-properties style:font-name="Chandas" officeooo:rsid="00173b69" officeooo:paragraph-rsid="00173b69"/>
    </style:style>
    <style:style style:name="P7" style:family="paragraph" style:parent-style-name="Standard">
      <style:text-properties style:font-name="Chandas" officeooo:rsid="00173b69" officeooo:paragraph-rsid="001be675"/>
    </style:style>
    <style:style style:name="P8" style:family="paragraph" style:parent-style-name="Standard">
      <style:text-properties style:font-name="Chandas" officeooo:rsid="001be675" officeooo:paragraph-rsid="001be675"/>
    </style:style>
    <style:style style:name="P9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0" style:family="paragraph" style:parent-style-name="Standard">
      <style:text-properties style:font-name="Chandas" officeooo:rsid="00255e32" officeooo:paragraph-rsid="00255e32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255e32"/>
    </style:style>
    <style:style style:name="P12" style:family="paragraph" style:parent-style-name="Standard">
      <style:text-properties style:font-name="Chandas" officeooo:rsid="0023b34e" officeooo:paragraph-rsid="002d4c11"/>
    </style:style>
    <style:style style:name="P13" style:family="paragraph" style:parent-style-name="Standard">
      <style:text-properties officeooo:paragraph-rsid="00164ac4"/>
    </style:style>
    <style:style style:name="P14" style:family="paragraph" style:parent-style-name="Standard">
      <style:text-properties style:text-line-through-style="solid" style:text-line-through-type="single" style:font-name="Chandas"/>
    </style:style>
    <style:style style:name="P15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6" style:family="paragraph" style:parent-style-name="Standard">
      <style:paragraph-properties>
        <style:tab-stops/>
      </style:paragraph-properties>
      <style:text-properties style:font-name="Chandas" officeooo:rsid="00255e32" officeooo:paragraph-rsid="00255e32"/>
    </style:style>
    <style:style style:name="P17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8" style:family="paragraph" style:parent-style-name="Standard">
      <style:text-properties style:font-name="Chandas" officeooo:rsid="00255e32" officeooo:paragraph-rsid="0032fb1c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4"/>
      <text:p text:style-name="P17">colcon build --symlink-install </text:p>
      <text:p text:style-name="P18">. install/setup.bash</text:p>
      <text:p text:style-name="P18"/>
      <text:p text:style-name="P18"/>
      <text:p text:style-name="P12">back_up_auto_dock_sim_neo</text:p>
      <text:p text:style-name="P12">back up about learning create auto docking with neobotix simulation</text:p>
      <text:p text:style-name="P11"/>
      <text:p text:style-name="P11"/>
      <text:p text:style-name="P10"/>
      <text:p text:style-name="P1"/>
      <text:p text:style-name="P1"/>
      <text:p text:style-name="P6">________________________________________________________________________________</text:p>
      <text:p text:style-name="P2">edit position robot spawn </text:p>
      <text:p text:style-name="P5"><text:span text:style-name="T1">edit @ </text:span>~/neobotix_workspace/src/neo_simulation2/robots/mp_400</text:p>
      <text:p text:style-name="P2">file mp_400.urdf</text:p>
      <text:p text:style-name="P5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3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<text:soft-page-break/>________________________________________________________________________________</text:p>
      <text:p text:style-name="P15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8">line 74</text:p>
      <text:p text:style-name="P9">*** before edit → </text:p>
      <text:p text:style-name="P8">return LaunchDescription([spawn_entity, start_robot_state_publisher_cmd, teleop, gazebo , rviz])</text:p>
      <text:p text:style-name="P8">*** after edit → </text:p>
      <text:p text:style-name="P8">return LaunchDescription([spawn_entity, start_robot_state_publisher_cmd, teleop, gazebo])</text:p>
      <text:p text:style-name="P7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2-11T03:17:02.552921630</dc:date>
    <meta:editing-duration>PT2H32M1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26" meta:word-count="90" meta:character-count="1169" meta:non-whitespace-character-count="1102"/>
  </office:meta>
</office:document-meta>
</file>